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03.72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36.25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/>
    </style:style>
    <style:style style:name="ce2" style:family="table-cell" style:parent-style-name="Default" style:data-style-name="N0">
      <style:table-cell-properties style:cell-protect="protected" style:print-content="true" style:vertical-align="middle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cell-protect="protected" style:print-content="true"/>
      <style:text-properties fo:color="#2e75b6" style:font-name="Calibri" fo:font-size="28pt" fo:font-weight="bold" style:font-name-asian="Microsoft YaHei" style:font-size-asian="28pt" style:font-weight-asian="bold" style:font-name-complex="Calibri" style:font-size-complex="28pt" style:font-weight-complex="bold"/>
    </style:style>
    <style:style style:name="ce5" style:family="table-cell" style:parent-style-name="Default" style:data-style-name="N0">
      <style:table-cell-properties style:cell-protect="protected" style:print-content="tru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0">
      <style:table-cell-properties style:cell-protect="protected" style:print-content="true"/>
      <style:text-properties fo:color="#000000" style:text-outline="false" style:text-line-through-style="none" style:text-line-through-type="none" style:font-name="Calibri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 style:data-style-name="N0">
      <style:table-cell-properties fo:border-bottom="0.06pt solid #000000" fo:background-color="#d8e4e8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6pt solid #000000" fo:background-color="#d8e4e8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Calibri" fo:font-size="14pt" fo:font-weight="bold" style:font-name-asian="Microsoft YaHei" style:font-size-asian="14pt" style:font-weight-asian="bold" style:font-name-complex="Calibri" style:font-size-complex="14pt" style:font-weight-complex="bold"/>
    </style:style>
    <style:style style:name="ce45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</style:style>
    <style:style style:name="ce47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  <style:text-properties style:font-name="Calibri" fo:font-size="14pt" fo:font-weight="bold" style:font-name-asian="Microsoft YaHei" style:font-size-asian="14pt" style:font-weight-asian="bold" style:font-name-complex="Calibri" style:font-size-complex="14pt" style:font-weight-complex="bold"/>
    </style:style>
    <style:style style:name="ce48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  <style:text-properties style:font-name="Calibri" fo:font-size="11pt" style:font-name-asian="Microsoft YaHei" style:font-size-asian="11pt" style:font-name-complex="Calibri" style:font-size-complex="11pt"/>
    </style:style>
    <style:style style:name="ce49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Calib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d8e4e8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6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3.53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20" style:family="table-cell" style:parent-style-name="Default" style:data-style-name="N10104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1010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2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1010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 style:data-style-name="N110">
      <style:table-cell-properties style:cell-protect="protected" style:print-content="true" style:text-align-source="fix" style:repeat-content="false" fo:padding-bottom="0.35mm" fo:padding-left="0.35mm" fo:padding-right="0mm" fo:padding-top="0.35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b8cce4" style:font-name="Arial Black" fo:font-size="28pt" style:font-name-asian="Arial Black" style:font-size-asian="28pt" style:font-name-complex="Arial Black" style:font-size-complex="28pt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mm"/>
    </style:style>
    <style:style style:name="ce27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start" fo:margin-left="0mm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 style:data-style-name="N0">
      <style:table-cell-properties fo:background-color="#d8e4e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none" fo:background-color="#eaeaea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</style:style>
    <style:style style:name="ce32" style:family="table-cell" style:parent-style-name="Default" style:data-style-name="N120">
      <style:table-cell-properties fo:border-bottom="none" fo:background-color="#eaeaea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</style:style>
    <style:style style:name="ce33" style:family="table-cell" style:parent-style-name="Default" style:data-style-name="N122">
      <style:table-cell-properties fo:background-color="#eaeaea" style:cell-protect="protected" style:print-content="true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34" style:family="table-cell" style:parent-style-name="Default" style:data-style-name="N122">
      <style:table-cell-properties fo:background-color="#eaeaea" style:cell-protect="protected" style:print-content="true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</style:style>
    <style:style style:name="gr1" style:family="graphic">
      <style:graphic-properties draw:stroke="solid" svg:stroke-width="0.09mm" svg:stroke-color="#000000" svg:stroke-opacity="100%" draw:stroke-linejoin="round" draw:fill="none" draw:textarea-horizontal-align="center" draw:textarea-vertical-align="middle" draw:auto-grow-height="false" draw:auto-grow-width="false" fo:min-height="17.93mm" fo:min-width="52.8mm" fo:padding-top="0mm" fo:padding-bottom="0mm" fo:padding-left="0.51mm" fo:padding-right="0mm" fo:wrap-option="wrap"/>
    </style:style>
    <style:style style:name="gr2" style:family="graphic">
      <style:graphic-properties draw:stroke="solid" svg:stroke-width="0.1mm" svg:stroke-color="#000000" draw:marker-start-width="1.9mm" draw:marker-end-width="1.9mm" svg:stroke-opacity="100%" draw:stroke-linejoin="round" draw:fill="none" draw:textarea-horizontal-align="center" draw:textarea-vertical-align="middle" draw:auto-grow-height="false" draw:auto-grow-width="false" fo:min-height="27.23mm" fo:min-width="177.04mm" fo:padding-top="-0.04mm" fo:padding-bottom="-0.04mm" fo:padding-left="0.47mm" fo:padding-right="-0.04mm" fo:wrap-option="wrap"/>
    </style:style>
    <style:style style:name="gr3" style:family="graphic">
      <style:graphic-properties draw:stroke="solid" svg:stroke-width="0.1mm" svg:stroke-color="#000000" draw:marker-start-width="1.9mm" draw:marker-end-width="1.9mm" svg:stroke-opacity="100%" draw:stroke-linejoin="round" draw:fill="none" draw:textarea-horizontal-align="center" draw:textarea-vertical-align="middle" draw:auto-grow-height="false" draw:auto-grow-width="false" fo:min-height="24.93mm" fo:min-width="120.61mm" fo:padding-top="-0.04mm" fo:padding-bottom="-0.04mm" fo:padding-left="0.47mm" fo:padding-right="-0.04mm" fo:wrap-option="wrap"/>
    </style:style>
    <style:style style:name="gr4" style:family="graphic">
      <style:graphic-properties draw:stroke="none" draw:fill="solid" draw:fill-color="#ffffff" draw:opacity="100%" draw:textarea-horizontal-align="center" draw:textarea-vertical-align="top" draw:auto-grow-height="false" draw:auto-grow-width="false" fo:padding-top="0.64mm" fo:padding-bottom="0mm" fo:padding-left="0.76mm" fo:padding-right="0.76mm" fo:wrap-option="wrap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hanging" style:writing-mode="lr-tb">
        <style:tab-stops/>
      </style:paragraph-properties>
    </style:style>
    <style:style style:name="P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color="#000000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1" table:row="0" table:table="0"/>
          <office:change-info>
            <dc:creator> </dc:creator>
            <dc:date>2019-02-25T10:42:15.620000000</dc:date>
          </office:change-info>
          <table:previous>
            <table:change-track-table-cell office:value-type="string">
              <text:p>Nombre de su compañía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19-02-25T10:42:32.894000000</dc:date>
          </office:change-info>
          <table:previous>
            <table:change-track-table-cell office:value-type="string">
              <text:p>Lema de su compañía</text:p>
            </table:change-track-table-cell>
          </table:previous>
        </table:cell-content-change>
        <table:cell-content-change table:id="ct3">
          <table:cell-address table:column="1" table:row="3" table:table="0"/>
          <office:change-info>
            <dc:creator> </dc:creator>
            <dc:date>2019-02-25T10:42:42.779000000</dc:date>
          </office:change-info>
          <table:previous>
            <table:change-track-table-cell office:value-type="string">
              <text:p>Dirección</text:p>
            </table:change-track-table-cell>
          </table:previous>
        </table:cell-content-change>
        <table:cell-content-change table:id="ct4">
          <table:cell-address table:column="1" table:row="4" table:table="0"/>
          <office:change-info>
            <dc:creator> </dc:creator>
            <dc:date>2019-02-25T10:43:10.936000000</dc:date>
          </office:change-info>
          <table:previous>
            <table:change-track-table-cell office:value-type="string">
              <text:p>Ciudad, Código postal</text:p>
            </table:change-track-table-cell>
          </table:previous>
        </table:cell-content-change>
        <table:cell-content-change table:id="ct5">
          <table:cell-address table:column="1" table:row="5" table:table="0"/>
          <office:change-info>
            <dc:creator> </dc:creator>
            <dc:date>2019-02-25T10:43:29.629000000</dc:date>
          </office:change-info>
          <table:previous>
            <table:change-track-table-cell office:value-type="string">
              <text:p>Teléfono (555) 555-0123  Fax (555) 555-0123</text:p>
            </table:change-track-table-cell>
          </table:previous>
        </table:cell-content-change>
        <table:cell-content-change table:id="ct6">
          <table:cell-address table:column="1" table:row="9" table:table="0"/>
          <office:change-info>
            <dc:creator> </dc:creator>
            <dc:date>2019-02-25T10:44:05.352000000</dc:date>
          </office:change-info>
          <table:previous>
            <table:change-track-table-cell office:value-type="string">
              <text:p>Nombre de la compañía</text:p>
            </table:change-track-table-cell>
          </table:previous>
        </table:cell-content-change>
        <table:cell-content-change table:id="ct7">
          <table:cell-address table:column="1" table:row="9" table:table="0"/>
          <office:change-info>
            <dc:creator> </dc:creator>
            <dc:date>2019-02-25T10:44:21.576000000</dc:date>
          </office:change-info>
          <table:previous table:id="ct6">
            <table:change-track-table-cell office:value-type="string">
              <text:p>Nombre</text:p>
            </table:change-track-table-cell>
          </table:previous>
        </table:cell-content-change>
        <table:cell-content-change table:id="ct8">
          <table:cell-address table:column="1" table:row="8" table:table="0"/>
          <office:change-info>
            <dc:creator> </dc:creator>
            <dc:date>2019-02-25T10:44:56.071000000</dc:date>
          </office:change-info>
          <table:previous>
            <table:change-track-table-cell office:value-type="string">
              <text:p>Nombre</text:p>
            </table:change-track-table-cell>
          </table:previous>
        </table:cell-content-change>
        <table:cell-content-change table:id="ct9">
          <table:cell-address table:column="1" table:row="10" table:table="0"/>
          <office:change-info>
            <dc:creator> </dc:creator>
            <dc:date>2019-02-25T10:45:15.509000000</dc:date>
          </office:change-info>
          <table:previous>
            <table:change-track-table-cell office:value-type="string">
              <text:p>Dirección</text:p>
            </table:change-track-table-cell>
          </table:previous>
        </table:cell-content-change>
        <table:cell-content-change table:id="ct10">
          <table:cell-address table:column="1" table:row="11" table:table="0"/>
          <office:change-info>
            <dc:creator> </dc:creator>
            <dc:date>2019-02-25T10:45:28.691000000</dc:date>
          </office:change-info>
          <table:previous>
            <table:change-track-table-cell office:value-type="string">
              <text:p>Ciudad, Código postal</text:p>
            </table:change-track-table-cell>
          </table:previous>
        </table:cell-content-change>
        <table:cell-content-change table:id="ct11">
          <table:cell-address table:column="1" table:row="12" table:table="0"/>
          <office:change-info>
            <dc:creator> </dc:creator>
            <dc:date>2019-02-25T10:45:38.404000000</dc:date>
          </office:change-info>
          <table:previous>
            <table:change-track-table-cell office:value-type="string">
              <text:p>Teléfono</text:p>
            </table:change-track-table-cell>
          </table:previous>
        </table:cell-content-change>
        <table:cell-content-change table:id="ct12">
          <table:cell-address table:column="4" table:row="8" table:table="0"/>
          <office:change-info>
            <dc:creator> </dc:creator>
            <dc:date>2019-02-25T10:46:00.399000000</dc:date>
          </office:change-info>
          <table:previous>
            <table:change-track-table-cell office:value-type="string">
              <text:p>Descripción del proyecto o servicio</text:p>
            </table:change-track-table-cell>
          </table:previous>
        </table:cell-content-change>
        <table:cell-content-change table:id="ct13">
          <table:cell-address table:column="1" table:row="16" table:table="0"/>
          <office:change-info>
            <dc:creator> </dc:creator>
            <dc:date>2019-02-25T10:46:11.776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16" table:table="0"/>
          <office:change-info>
            <dc:creator> </dc:creator>
            <dc:date>2019-02-25T10:46:30.453000000</dc:date>
          </office:change-info>
          <table:previous table:id="ct13">
            <table:change-track-table-cell office:value-type="string">
              <text:p>Crear la BDD y testear su funcionamiento, así como su implantación</text:p>
            </table:change-track-table-cell>
          </table:previous>
        </table:cell-content-change>
        <table:cell-content-change table:id="ct15">
          <table:cell-address table:column="1" table:row="17" table:table="0"/>
          <office:change-info>
            <dc:creator> </dc:creator>
            <dc:date>2019-02-25T10:46:38.351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16" table:table="0"/>
          <office:change-info>
            <dc:creator> </dc:creator>
            <dc:date>2019-02-25T10:46:49.456000000</dc:date>
          </office:change-info>
          <table:previous table:id="ct14">
            <table:change-track-table-cell office:value-type="string">
              <text:p>Crear la BDD y testear su funcionamiento.</text:p>
            </table:change-track-table-cell>
          </table:previous>
        </table:cell-content-change>
        <table:cell-content-change table:id="ct17">
          <table:cell-address table:column="3" table:row="17" table:table="0"/>
          <office:change-info>
            <dc:creator> </dc:creator>
            <dc:date>2019-02-25T10:47:44.204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7" table:table="0"/>
          <office:change-info>
            <dc:creator> </dc:creator>
            <dc:date>2019-02-25T10:47:46.778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9" table:table="0"/>
          <office:change-info>
            <dc:creator> </dc:creator>
            <dc:date>2019-02-25T10:47:59.737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20" table:table="0"/>
          <office:change-info>
            <dc:creator> </dc:creator>
            <dc:date>2019-02-25T10:48:08.840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21" table:table="0"/>
          <office:change-info>
            <dc:creator> </dc:creator>
            <dc:date>2019-02-25T10:48:21.86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22" table:table="0"/>
          <office:change-info>
            <dc:creator> </dc:creator>
            <dc:date>2019-02-25T10:48:28.686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21" table:table="0"/>
          <office:change-info>
            <dc:creator> </dc:creator>
            <dc:date>2019-02-25T10:49:05.282000000</dc:date>
          </office:change-info>
          <table:previous table:id="ct21">
            <table:change-track-table-cell office:value-type="string">
              <text:p>Dar de alta el apartado de Servicios Web </text:p>
            </table:change-track-table-cell>
          </table:previous>
        </table:cell-content-change>
        <table:cell-content-change table:id="ct24">
          <table:cell-address table:column="1" table:row="22" table:table="0"/>
          <office:change-info>
            <dc:creator> </dc:creator>
            <dc:date>2019-02-25T10:49:12.273000000</dc:date>
          </office:change-info>
          <table:previous table:id="ct22">
            <table:change-track-table-cell office:value-type="string">
              <text:p>Dar de alta el apartado de Anuncios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19-02-25T10:49:36.525000000</dc:date>
          </office:change-info>
          <table:previous table:id="ct24">
            <table:change-track-table-cell office:value-type="string">
              <text:p>Apartado de Anuncios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19-02-25T10:49:53.539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23" table:table="0"/>
          <office:change-info>
            <dc:creator> </dc:creator>
            <dc:date>2019-02-25T10:49:59.674000000</dc:date>
          </office:change-info>
          <table:previous table:id="ct26">
            <table:change-track-table-cell office:value-type="string">
              <text:p>Apartado de Categoría </text:p>
            </table:change-track-table-cell>
          </table:previous>
        </table:cell-content-change>
        <table:cell-content-change table:id="ct28">
          <table:cell-address table:column="1" table:row="25" table:table="0"/>
          <office:change-info>
            <dc:creator> </dc:creator>
            <dc:date>2019-02-25T10:50:05.02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19" table:table="0"/>
          <office:change-info>
            <dc:creator> </dc:creator>
            <dc:date>2019-02-25T10:50:08.20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20" table:table="0"/>
          <office:change-info>
            <dc:creator> </dc:creator>
            <dc:date>2019-02-25T10:50:08.84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21" table:table="0"/>
          <office:change-info>
            <dc:creator> </dc:creator>
            <dc:date>2019-02-25T10:50:09.453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22" table:table="0"/>
          <office:change-info>
            <dc:creator> </dc:creator>
            <dc:date>2019-02-25T10:50:10.14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23" table:table="0"/>
          <office:change-info>
            <dc:creator> </dc:creator>
            <dc:date>2019-02-25T10:50:12.314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19" table:table="0"/>
          <office:change-info>
            <dc:creator> </dc:creator>
            <dc:date>2019-02-25T10:50:28.155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0" table:table="0"/>
          <office:change-info>
            <dc:creator> </dc:creator>
            <dc:date>2019-02-25T10:50:31.35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1" table:table="0"/>
          <office:change-info>
            <dc:creator> </dc:creator>
            <dc:date>2019-02-25T10:50:33.209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2" table:table="0"/>
          <office:change-info>
            <dc:creator> </dc:creator>
            <dc:date>2019-02-25T10:50:37.269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3" table:table="0"/>
          <office:change-info>
            <dc:creator> </dc:creator>
            <dc:date>2019-02-25T10:51:18.352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9" table:table="0"/>
          <office:change-info>
            <dc:creator> </dc:creator>
            <dc:date>2019-02-25T10:51:44.958000000</dc:date>
          </office:change-info>
          <table:previous table:id="ct29">
            <table:change-track-table-cell office:value-type="float" office:value="1"/>
          </table:previous>
        </table:cell-content-change>
        <table:cell-content-change table:id="ct40">
          <table:cell-address table:column="3" table:row="19" table:table="0"/>
          <office:change-info>
            <dc:creator> </dc:creator>
            <dc:date>2019-02-25T10:51:51.166000000</dc:date>
          </office:change-info>
          <table:previous table:id="ct34">
            <table:change-track-table-cell office:value-type="float" office:value="400"/>
          </table:previous>
        </table:cell-content-change>
        <table:cell-content-change table:id="ct41">
          <table:cell-address table:column="3" table:row="20" table:table="0"/>
          <office:change-info>
            <dc:creator> </dc:creator>
            <dc:date>2019-02-25T10:52:00.567000000</dc:date>
          </office:change-info>
          <table:previous table:id="ct35">
            <table:change-track-table-cell office:value-type="float" office:value="250"/>
          </table:previous>
        </table:cell-content-change>
        <table:cell-content-change table:id="ct42">
          <table:cell-address table:column="1" table:row="28" table:table="0"/>
          <office:change-info>
            <dc:creator> </dc:creator>
            <dc:date>2019-02-25T10:52:35.795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29" table:table="0"/>
          <office:change-info>
            <dc:creator> </dc:creator>
            <dc:date>2019-02-25T10:52:48.388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30" table:table="0"/>
          <office:change-info>
            <dc:creator> </dc:creator>
            <dc:date>2019-02-25T10:53:01.672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1" table:table="0"/>
          <office:change-info>
            <dc:creator> </dc:creator>
            <dc:date>2019-02-25T10:53:13.902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8" table:table="0"/>
          <office:change-info>
            <dc:creator> </dc:creator>
            <dc:date>2019-02-25T10:53:16.611000000</dc:date>
          </office:change-info>
          <table:previous table:id="ct42">
            <table:change-track-table-cell office:value-type="string">
              <text:p>Mostrar chollos</text:p>
            </table:change-track-table-cell>
          </table:previous>
        </table:cell-content-change>
        <table:cell-content-change table:id="ct47">
          <table:cell-address table:column="1" table:row="28" table:table="0"/>
          <office:change-info>
            <dc:creator> </dc:creator>
            <dc:date>2019-02-25T10:53:31.488000000</dc:date>
          </office:change-info>
          <table:previous table:id="ct46">
            <table:change-track-table-cell/>
          </table:previous>
        </table:cell-content-change>
        <table:cell-content-change table:id="ct48">
          <table:cell-address table:column="1" table:row="26" table:table="0"/>
          <office:change-info>
            <dc:creator> </dc:creator>
            <dc:date>2019-02-25T10:53:35.113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5" table:table="0"/>
          <office:change-info>
            <dc:creator> </dc:creator>
            <dc:date>2019-02-25T10:53:42.924000000</dc:date>
          </office:change-info>
          <table:previous table:id="ct28">
            <table:change-track-table-cell office:value-type="string">
              <text:p>Apartado Usuario / Navegación web</text:p>
            </table:change-track-table-cell>
          </table:previous>
        </table:cell-content-change>
        <table:insertion table:id="ct50" table:type="row" table:position="18" table:table="0">
          <office:change-info>
            <dc:creator> </dc:creator>
            <dc:date>2019-02-25T10:53:44.733000000</dc:date>
          </office:change-info>
          <table:dependencies>
            <table:dependency table:id="ct91"/>
          </table:dependencies>
        </table:insertion>
        <table:insertion table:id="ct51" table:type="row" table:position="15" table:table="0">
          <office:change-info>
            <dc:creator> </dc:creator>
            <dc:date>2019-02-25T10:53:47.875000000</dc:date>
          </office:change-info>
          <table:dependencies>
            <table:dependency table:id="ct52"/>
          </table:dependencies>
        </table:insertion>
        <table:cell-content-change table:id="ct52">
          <table:cell-address table:column="1" table:row="15" table:table="0"/>
          <office:change-info>
            <dc:creator> </dc:creator>
            <dc:date>2019-02-25T10:54:17.770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28" table:table="0"/>
          <office:change-info>
            <dc:creator> </dc:creator>
            <dc:date>2019-02-25T10:54:22.415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28" table:table="0"/>
          <office:change-info>
            <dc:creator> </dc:creator>
            <dc:date>2019-02-25T10:54:26.38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29" table:table="0"/>
          <office:change-info>
            <dc:creator> </dc:creator>
            <dc:date>2019-02-25T10:54:29.357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29" table:table="0"/>
          <office:change-info>
            <dc:creator> </dc:creator>
            <dc:date>2019-02-25T10:54:32.718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30" table:table="0"/>
          <office:change-info>
            <dc:creator> </dc:creator>
            <dc:date>2019-02-25T10:54:37.102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30" table:table="0"/>
          <office:change-info>
            <dc:creator> </dc:creator>
            <dc:date>2019-02-25T10:54:39.215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31" table:table="0"/>
          <office:change-info>
            <dc:creator> </dc:creator>
            <dc:date>2019-02-25T10:54:43.554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" table:table="0"/>
          <office:change-info>
            <dc:creator> </dc:creator>
            <dc:date>2019-02-25T10:54:50.207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9" table:table="0"/>
          <office:change-info>
            <dc:creator> </dc:creator>
            <dc:date>2019-02-25T10:54:56.013000000</dc:date>
          </office:change-info>
          <table:previous table:id="ct56">
            <table:change-track-table-cell office:value-type="float" office:value="220"/>
          </table:previous>
        </table:cell-content-change>
        <table:cell-content-change table:id="ct62">
          <table:cell-address table:column="1" table:row="35" table:table="0"/>
          <office:change-info>
            <dc:creator> </dc:creator>
            <dc:date>2019-02-25T10:55:49.905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1" table:row="35" table:table="0"/>
          <office:change-info>
            <dc:creator> </dc:creator>
            <dc:date>2019-02-25T10:59:38.383000000</dc:date>
          </office:change-info>
          <table:previous table:id="ct62">
            <table:change-track-table-cell office:value-type="string">
              <text:p>Si no se entrega en plazo se hará un descuento de 200€.</text:p>
            </table:change-track-table-cell>
          </table:previous>
        </table:cell-content-change>
        <table:insertion table:id="ct64" table:type="row" table:position="32" table:table="0">
          <office:change-info>
            <dc:creator> </dc:creator>
            <dc:date>2019-02-25T10:59:40.859000000</dc:date>
          </office:change-info>
          <table:dependencies>
            <table:dependency table:id="ct103"/>
            <table:dependency table:id="ct80"/>
            <table:dependency table:id="ct79"/>
          </table:dependencies>
        </table:insertion>
        <table:insertion table:id="ct65" table:type="row" table:position="32" table:table="0">
          <office:change-info>
            <dc:creator> </dc:creator>
            <dc:date>2019-02-25T10:59:47.601000000</dc:date>
          </office:change-info>
          <table:dependencies>
            <table:dependency table:id="ct119"/>
            <table:dependency table:id="ct118"/>
            <table:dependency table:id="ct117"/>
            <table:dependency table:id="ct70"/>
            <table:dependency table:id="ct69"/>
            <table:dependency table:id="ct68"/>
            <table:dependency table:id="ct67"/>
            <table:dependency table:id="ct66"/>
          </table:dependencies>
        </table:insertion>
        <table:cell-content-change table:id="ct66">
          <table:cell-address table:column="1" table:row="32" table:table="0"/>
          <office:change-info>
            <dc:creator> </dc:creator>
            <dc:date>2019-02-25T10:59:57.442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32" table:table="0"/>
          <office:change-info>
            <dc:creator> </dc:creator>
            <dc:date>2019-02-25T10:59:58.946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2" table:table="0"/>
          <office:change-info>
            <dc:creator> </dc:creator>
            <dc:date>2019-02-25T11:00:02.530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32" table:table="0"/>
          <office:change-info>
            <dc:creator> </dc:creator>
            <dc:date>2019-02-25T11:00:13.506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32" table:table="0"/>
          <office:change-info>
            <dc:creator> </dc:creator>
            <dc:date>2019-02-25T11:00:24.175000000</dc:date>
          </office:change-info>
          <table:previous table:id="ct69">
            <table:change-track-table-cell office:value-type="float" office:value="-200"/>
          </table:previous>
        </table:cell-content-change>
        <table:cell-content-change table:id="ct71">
          <table:cell-address table:column="2" table:row="25" table:table="0"/>
          <office:change-info>
            <dc:creator> </dc:creator>
            <dc:date>2019-02-25T11:00:35.086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25" table:table="0"/>
          <office:change-info>
            <dc:creator> </dc:creator>
            <dc:date>2019-02-25T11:00:37.02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5" table:table="0"/>
          <office:change-info>
            <dc:creator> </dc:creator>
            <dc:date>2019-02-25T11:00:55.838000000</dc:date>
          </office:change-info>
          <table:previous table:id="ct71">
            <table:change-track-table-cell office:value-type="float" office:value="1"/>
          </table:previous>
        </table:cell-content-change>
        <table:cell-content-change table:id="ct74">
          <table:cell-address table:column="3" table:row="25" table:table="0"/>
          <office:change-info>
            <dc:creator> </dc:creator>
            <dc:date>2019-02-25T11:00:56.845000000</dc:date>
          </office:change-info>
          <table:previous table:id="ct72">
            <table:change-track-table-cell office:value-type="float" office:value="-200"/>
          </table:previous>
        </table:cell-content-change>
        <table:cell-content-change table:id="ct75">
          <table:cell-address table:column="1" table:row="25" table:table="0"/>
          <office:change-info>
            <dc:creator> </dc:creator>
            <dc:date>2019-02-25T11:01:00.915000000</dc:date>
          </office:change-info>
          <table:previous table:id="ct49">
            <table:change-track-table-cell/>
          </table:previous>
        </table:cell-content-change>
        <table:cell-content-change table:id="ct76">
          <table:cell-address table:column="1" table:row="26" table:table="0"/>
          <office:change-info>
            <dc:creator> </dc:creator>
            <dc:date>2019-02-25T11:01:08.299000000</dc:date>
          </office:change-info>
          <table:previous table:id="ct48">
            <table:change-track-table-cell office:value-type="string">
              <text:p>Apartado Usuario / Navegación web</text:p>
            </table:change-track-table-cell>
          </table:previous>
        </table:cell-content-change>
        <table:cell-content-change table:id="ct77">
          <table:cell-address table:column="1" table:row="28" table:table="0"/>
          <office:change-info>
            <dc:creator> </dc:creator>
            <dc:date>2019-02-25T11:01:11.414000000</dc:date>
          </office:change-info>
          <table:previous table:id="ct47">
            <table:change-track-table-cell office:value-type="string">
              <text:p>Mostrar chollos</text:p>
            </table:change-track-table-cell>
          </table:previous>
        </table:cell-content-change>
        <table:cell-content-change table:id="ct78">
          <table:cell-address table:column="1" table:row="26" table:table="0"/>
          <office:change-info>
            <dc:creator> </dc:creator>
            <dc:date>2019-02-25T11:01:12.833000000</dc:date>
          </office:change-info>
          <table:previous table:id="ct76">
            <table:change-track-table-cell/>
          </table:previous>
        </table:cell-content-change>
        <table:cell-content-change table:id="ct79">
          <table:cell-address table:column="3" table:row="32" table:table="0"/>
          <office:change-info>
            <dc:creator> </dc:creator>
            <dc:date>2019-02-25T11:01:19.56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32" table:table="0"/>
          <office:change-info>
            <dc:creator> </dc:creator>
            <dc:date>2019-02-25T11:01:23.362000000</dc:date>
          </office:change-info>
          <table:previous>
            <table:change-track-table-cell/>
          </table:previous>
        </table:cell-content-change>
        <table:insertion table:id="ct81" table:type="row" table:position="27" table:table="0">
          <office:change-info>
            <dc:creator> </dc:creator>
            <dc:date>2019-02-25T11:01:38.180000000</dc:date>
          </office:change-info>
          <table:dependencies>
            <table:dependency table:id="ct111"/>
            <table:dependency table:id="ct109"/>
            <table:dependency table:id="ct108"/>
            <table:dependency table:id="ct105"/>
            <table:dependency table:id="ct97"/>
            <table:dependency table:id="ct96"/>
            <table:dependency table:id="ct82"/>
          </table:dependencies>
        </table:insertion>
        <table:cell-content-change table:id="ct82">
          <table:cell-address table:column="1" table:row="27" table:table="0"/>
          <office:change-info>
            <dc:creator> </dc:creator>
            <dc:date>2019-02-25T11:02:12.283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9" table:table="0"/>
          <office:change-info>
            <dc:creator> </dc:creator>
            <dc:date>2019-02-25T11:02:15.406000000</dc:date>
          </office:change-info>
          <table:previous table:id="ct43">
            <table:change-track-table-cell office:value-type="string">
              <text:p>Por categoría y mejor precio</text:p>
            </table:change-track-table-cell>
          </table:previous>
        </table:cell-content-change>
        <table:cell-content-change table:id="ct84">
          <table:cell-address table:column="1" table:row="28" table:table="0"/>
          <office:change-info>
            <dc:creator> </dc:creator>
            <dc:date>2019-02-25T11:02:20.908000000</dc:date>
          </office:change-info>
          <table:previous table:id="ct77">
            <table:change-track-table-cell/>
          </table:previous>
        </table:cell-content-change>
        <table:cell-content-change table:id="ct85">
          <table:cell-address table:column="1" table:row="29" table:table="0"/>
          <office:change-info>
            <dc:creator> </dc:creator>
            <dc:date>2019-02-25T11:02:24.076000000</dc:date>
          </office:change-info>
          <table:previous table:id="ct83">
            <table:change-track-table-cell/>
          </table:previous>
        </table:cell-content-change>
        <table:cell-content-change table:id="ct86">
          <table:cell-address table:column="1" table:row="30" table:table="0"/>
          <office:change-info>
            <dc:creator> </dc:creator>
            <dc:date>2019-02-25T11:02:27.445000000</dc:date>
          </office:change-info>
          <table:previous table:id="ct44">
            <table:change-track-table-cell office:value-type="string">
              <text:p>Chollos por categoría descendente</text:p>
            </table:change-track-table-cell>
          </table:previous>
        </table:cell-content-change>
        <table:cell-content-change table:id="ct87">
          <table:cell-address table:column="1" table:row="29" table:table="0"/>
          <office:change-info>
            <dc:creator> </dc:creator>
            <dc:date>2019-02-25T11:02:29.589000000</dc:date>
          </office:change-info>
          <table:previous table:id="ct85">
            <table:change-track-table-cell office:value-type="string">
              <text:p>Búsqueda de hollo por criterio</text:p>
            </table:change-track-table-cell>
          </table:previous>
        </table:cell-content-change>
        <table:cell-content-change table:id="ct88">
          <table:cell-address table:column="1" table:row="31" table:table="0"/>
          <office:change-info>
            <dc:creator> </dc:creator>
            <dc:date>2019-02-25T11:02:33.386000000</dc:date>
          </office:change-info>
          <table:previous table:id="ct45">
            <table:change-track-table-cell office:value-type="string">
              <text:p>Búsqueda de hollo por criterio</text:p>
            </table:change-track-table-cell>
          </table:previous>
        </table:cell-content-change>
        <table:cell-content-change table:id="ct89">
          <table:cell-address table:column="1" table:row="31" table:table="0"/>
          <office:change-info>
            <dc:creator> </dc:creator>
            <dc:date>2019-02-25T11:02:43.646000000</dc:date>
          </office:change-info>
          <table:previous table:id="ct88">
            <table:change-track-table-cell/>
          </table:previous>
        </table:cell-content-change>
        <table:insertion table:id="ct90" table:type="row" table:position="24" table:table="0">
          <office:change-info>
            <dc:creator> </dc:creator>
            <dc:date>2019-02-25T11:02:47.240000000</dc:date>
          </office:change-info>
          <table:dependencies>
            <table:dependency table:id="ct92"/>
          </table:dependencies>
        </table:insertion>
        <table:deletion table:id="ct91" table:type="row" table:position="18" table:table="0">
          <office:change-info>
            <dc:creator> </dc:creator>
            <dc:date>2019-02-25T11:03:01.366000000</dc:date>
          </office:change-info>
          <table:deletions>
            <table:change-deletion table:id="ct50"/>
          </table:deletions>
        </table:deletion>
        <table:deletion table:id="ct92" table:type="row" table:position="24" table:table="0">
          <office:change-info>
            <dc:creator> </dc:creator>
            <dc:date>2019-02-25T11:03:05.692000000</dc:date>
          </office:change-info>
          <table:deletions>
            <table:change-deletion table:id="ct90"/>
          </table:deletions>
        </table:deletion>
        <table:cell-content-change table:id="ct93">
          <table:cell-address table:column="2" table:row="26" table:table="0"/>
          <office:change-info>
            <dc:creator> </dc:creator>
            <dc:date>2019-02-25T11:03:48.815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26" table:table="0"/>
          <office:change-info>
            <dc:creator> </dc:creator>
            <dc:date>2019-02-25T11:03:51.892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28" table:table="0"/>
          <office:change-info>
            <dc:creator> </dc:creator>
            <dc:date>2019-02-25T11:03:55.236000000</dc:date>
          </office:change-info>
          <table:previous table:id="ct54">
            <table:change-track-table-cell office:value-type="float" office:value="150"/>
          </table:previous>
        </table:cell-content-change>
        <table:cell-content-change table:id="ct96">
          <table:cell-address table:column="3" table:row="27" table:table="0"/>
          <office:change-info>
            <dc:creator> </dc:creator>
            <dc:date>2019-02-25T11:03:57.44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27" table:table="0"/>
          <office:change-info>
            <dc:creator> </dc:creator>
            <dc:date>2019-02-25T11:04:03.422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29" table:table="0"/>
          <office:change-info>
            <dc:creator> </dc:creator>
            <dc:date>2019-02-25T11:04:06.465000000</dc:date>
          </office:change-info>
          <table:previous table:id="ct61">
            <table:change-track-table-cell office:value-type="float" office:value="275"/>
          </table:previous>
        </table:cell-content-change>
        <table:cell-content-change table:id="ct99">
          <table:cell-address table:column="3" table:row="28" table:table="0"/>
          <office:change-info>
            <dc:creator> </dc:creator>
            <dc:date>2019-02-25T11:04:09.285000000</dc:date>
          </office:change-info>
          <table:previous table:id="ct95">
            <table:change-track-table-cell/>
          </table:previous>
        </table:cell-content-change>
        <table:cell-content-change table:id="ct100">
          <table:cell-address table:column="3" table:row="29" table:table="0"/>
          <office:change-info>
            <dc:creator> </dc:creator>
            <dc:date>2019-02-25T11:04:12.619000000</dc:date>
          </office:change-info>
          <table:previous table:id="ct98">
            <table:change-track-table-cell/>
          </table:previous>
        </table:cell-content-change>
        <table:cell-content-change table:id="ct101">
          <table:cell-address table:column="3" table:row="30" table:table="0"/>
          <office:change-info>
            <dc:creator> </dc:creator>
            <dc:date>2019-02-25T11:04:14.255000000</dc:date>
          </office:change-info>
          <table:previous table:id="ct58">
            <table:change-track-table-cell office:value-type="float" office:value="175"/>
          </table:previous>
        </table:cell-content-change>
        <table:cell-content-change table:id="ct102">
          <table:cell-address table:column="3" table:row="31" table:table="0"/>
          <office:change-info>
            <dc:creator> </dc:creator>
            <dc:date>2019-02-25T11:04:22.357000000</dc:date>
          </office:change-info>
          <table:previous table:id="ct60">
            <table:change-track-table-cell office:value-type="float" office:value="300"/>
          </table:previous>
        </table:cell-content-change>
        <table:deletion table:id="ct103" table:type="row" table:position="32" table:table="0">
          <office:change-info>
            <dc:creator> </dc:creator>
            <dc:date>2019-02-25T11:04:41.579000000</dc:date>
          </office:change-info>
          <table:deletions>
            <table:cell-content-deletion table:id="ct80">
              <table:change-track-table-cell office:value-type="float" office:value="1"/>
            </table:cell-content-deletion>
            <table:cell-content-deletion table:id="ct79">
              <table:change-track-table-cell office:value-type="float" office:value="-200"/>
            </table:cell-content-deletion>
            <table:change-deletion table:id="ct64"/>
          </table:deletions>
        </table:deletion>
        <table:cell-content-change table:id="ct104">
          <table:cell-address table:column="1" table:row="26" table:table="0"/>
          <office:change-info>
            <dc:creator> </dc:creator>
            <dc:date>2019-02-25T11:05:00.572000000</dc:date>
          </office:change-info>
          <table:previous table:id="ct78">
            <table:change-track-table-cell office:value-type="string">
              <text:p>Mostrar chollos</text:p>
            </table:change-track-table-cell>
          </table:previous>
        </table:cell-content-change>
        <table:cell-content-change table:id="ct105">
          <table:cell-address table:column="1" table:row="27" table:table="0"/>
          <office:change-info>
            <dc:creator> </dc:creator>
            <dc:date>2019-02-25T11:05:04.423000000</dc:date>
          </office:change-info>
          <table:previous table:id="ct82">
            <table:change-track-table-cell office:value-type="string">
              <text:p>Por categoría y mejor precio</text:p>
            </table:change-track-table-cell>
          </table:previous>
        </table:cell-content-change>
        <table:cell-content-change table:id="ct106">
          <table:cell-address table:column="1" table:row="26" table:table="0"/>
          <office:change-info>
            <dc:creator> </dc:creator>
            <dc:date>2019-02-25T11:05:19.561000000</dc:date>
          </office:change-info>
          <table:previous table:id="ct104">
            <table:change-track-table-cell office:value-type="string">
              <text:p>Por categoría y mejor precio</text:p>
            </table:change-track-table-cell>
          </table:previous>
        </table:cell-content-change>
        <table:cell-content-change table:id="ct107">
          <table:cell-address table:column="3" table:row="26" table:table="0"/>
          <office:change-info>
            <dc:creator> </dc:creator>
            <dc:date>2019-02-25T11:05:24.610000000</dc:date>
          </office:change-info>
          <table:previous table:id="ct94">
            <table:change-track-table-cell office:value-type="float" office:value="150"/>
          </table:previous>
        </table:cell-content-change>
        <table:cell-content-change table:id="ct108">
          <table:cell-address table:column="1" table:row="27" table:table="0"/>
          <office:change-info>
            <dc:creator> </dc:creator>
            <dc:date>2019-02-25T11:05:29.615000000</dc:date>
          </office:change-info>
          <table:previous table:id="ct105">
            <table:change-track-table-cell/>
          </table:previous>
        </table:cell-content-change>
        <table:cell-content-change table:id="ct109">
          <table:cell-address table:column="3" table:row="27" table:table="0"/>
          <office:change-info>
            <dc:creator> </dc:creator>
            <dc:date>2019-02-25T11:05:34.842000000</dc:date>
          </office:change-info>
          <table:previous table:id="ct96">
            <table:change-track-table-cell office:value-type="float" office:value="275"/>
          </table:previous>
        </table:cell-content-change>
        <table:cell-content-change table:id="ct110">
          <table:cell-address table:column="3" table:row="28" table:table="0"/>
          <office:change-info>
            <dc:creator> </dc:creator>
            <dc:date>2019-02-25T11:05:38.452000000</dc:date>
          </office:change-info>
          <table:previous table:id="ct99">
            <table:change-track-table-cell office:value-type="float" office:value="175"/>
          </table:previous>
        </table:cell-content-change>
        <table:cell-content-change table:id="ct111">
          <table:cell-address table:column="4" table:row="27" table:table="0"/>
          <office:change-info>
            <dc:creator> </dc:creator>
            <dc:date>2019-02-25T11:05:49.355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28" table:table="0"/>
          <office:change-info>
            <dc:creator> </dc:creator>
            <dc:date>2019-02-25T11:05:59.405000000</dc:date>
          </office:change-info>
          <table:previous table:id="ct84">
            <table:change-track-table-cell office:value-type="string">
              <text:p>Chollos por categoría descendente</text:p>
            </table:change-track-table-cell>
          </table:previous>
        </table:cell-content-change>
        <table:cell-content-change table:id="ct113">
          <table:cell-address table:column="1" table:row="29" table:table="0"/>
          <office:change-info>
            <dc:creator> </dc:creator>
            <dc:date>2019-02-25T11:06:03.209000000</dc:date>
          </office:change-info>
          <table:previous table:id="ct87">
            <table:change-track-table-cell office:value-type="string">
              <text:p>Búsqueda de Chollo por criterio</text:p>
            </table:change-track-table-cell>
          </table:previous>
        </table:cell-content-change>
        <table:cell-content-change table:id="ct114">
          <table:cell-address table:column="2" table:row="29" table:table="0"/>
          <office:change-info>
            <dc:creator> </dc:creator>
            <dc:date>2019-02-25T11:06:04.091000000</dc:date>
          </office:change-info>
          <table:previous table:id="ct55">
            <table:change-track-table-cell office:value-type="float" office:value="1"/>
          </table:previous>
        </table:cell-content-change>
        <table:cell-content-change table:id="ct115">
          <table:cell-address table:column="3" table:row="29" table:table="0"/>
          <office:change-info>
            <dc:creator> </dc:creator>
            <dc:date>2019-02-25T11:06:04.797000000</dc:date>
          </office:change-info>
          <table:previous table:id="ct100">
            <table:change-track-table-cell office:value-type="float" office:value="300"/>
          </table:previous>
        </table:cell-content-change>
        <table:cell-content-change table:id="ct116">
          <table:cell-address table:column="1" table:row="30" table:table="0"/>
          <office:change-info>
            <dc:creator> </dc:creator>
            <dc:date>2019-02-25T11:06:29.243000000</dc:date>
          </office:change-info>
          <table:previous table:id="ct86">
            <table:change-track-table-cell/>
          </table:previous>
        </table:cell-content-change>
        <table:cell-content-change table:id="ct117">
          <table:cell-address table:column="1" table:row="32" table:table="0"/>
          <office:change-info>
            <dc:creator> </dc:creator>
            <dc:date>2019-02-25T11:06:32.549000000</dc:date>
          </office:change-info>
          <table:previous table:id="ct66">
            <table:change-track-table-cell office:value-type="string">
              <text:p>No terminado en plazo</text:p>
            </table:change-track-table-cell>
          </table:previous>
        </table:cell-content-change>
        <table:cell-content-change table:id="ct118">
          <table:cell-address table:column="2" table:row="32" table:table="0"/>
          <office:change-info>
            <dc:creator> </dc:creator>
            <dc:date>2019-02-25T11:06:37.062000000</dc:date>
          </office:change-info>
          <table:previous table:id="ct67">
            <table:change-track-table-cell office:value-type="float" office:value="1"/>
          </table:previous>
        </table:cell-content-change>
        <table:cell-content-change table:id="ct119">
          <table:cell-address table:column="3" table:row="32" table:table="0"/>
          <office:change-info>
            <dc:creator> </dc:creator>
            <dc:date>2019-02-25T11:06:39.202000000</dc:date>
          </office:change-info>
          <table:previous table:id="ct68">
            <table:change-track-table-cell office:value-type="float" office:value="-200"/>
          </table:previous>
        </table:cell-content-change>
        <table:cell-content-change table:id="ct120">
          <table:cell-address table:column="1" table:row="35" table:table="0"/>
          <office:change-info>
            <dc:creator> </dc:creator>
            <dc:date>2019-02-25T11:07:08.595000000</dc:date>
          </office:change-info>
          <table:previous table:id="ct63">
            <table:change-track-table-cell office:value-type="string">
              <text:p>Acordadp</text:p>
            </table:change-track-table-cell>
          </table:previous>
        </table:cell-content-change>
        <table:cell-content-change table:id="ct121">
          <table:cell-address table:column="1" table:row="35" table:table="0"/>
          <office:change-info>
            <dc:creator> </dc:creator>
            <dc:date>2019-02-25T11:07:52.904000000</dc:date>
          </office:change-info>
          <table:previous table:id="ct120">
            <table:change-track-table-cell office:value-type="string">
              <text:p>Como lo acordado en el presupuesto, al coste total se le descontaría</text:p>
            </table:change-track-table-cell>
          </table:previous>
        </table:cell-content-change>
      </table:tracked-changes>
      <table:calculation-settings table:case-sensitive="false" table:search-criteria-must-apply-to-whole-cell="false"/>
      <table:table table:name="Factura_de_servicio" table:style-name="ta1" table:print-ranges="Factura_de_servicio.A1:Factura_de_servicio.E53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1019" table:default-cell-style-name="ce37"/>
        <table:table-row table:style-name="ro1">
          <table:table-cell table:style-name="ce1"/>
          <table:table-cell table:style-name="ce38" office:value-type="string" calcext:value-type="string">
            <text:p>WEB BHC</text:p>
          </table:table-cell>
          <table:table-cell table:style-name="ce1" table:number-columns-repeated="2"/>
          <table:table-cell table:style-name="ce25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Diseño de páginas web para empresas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1">
            <draw:custom-shape table:end-cell-address="Factura_de_servicio.E7" table:end-x="35.38mm" table:end-y="1.06mm" draw:z-index="1" draw:name="2 Rectángulo redondeado" draw:style-name="gr1" draw:text-style-name="P1" svg:width="55.25mm" svg:height="19.87mm" svg:x="0.59mm" svg:y="0.85mm">
              <text:p/>
    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40" office:value-type="string" calcext:value-type="string">
            <text:p>Paseo de Miramar 5</text:p>
          </table:table-cell>
          <table:table-cell table:style-name="ce1"/>
          <table:table-cell table:style-name="ce18" office:value-type="string" calcext:value-type="string">
            <text:p>Fecha:</text:p>
          </table:table-cell>
          <table:table-cell table:style-name="ce26" table:formula="of:=TODAY()" office:value-type="float" office:value="43521" calcext:value-type="float">
            <text:p>43521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1" office:value-type="string" calcext:value-type="string">
            <text:p>Donostia 20005</text:p>
          </table:table-cell>
          <table:table-cell table:style-name="ce1"/>
          <table:table-cell table:style-name="ce18" office:value-type="string" calcext:value-type="string">
            <text:p>Factura:</text:p>
          </table:table-cell>
          <table:table-cell table:style-name="ce27" office:value-type="float" office:value="1234" calcext:value-type="float">
            <text:p>123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Teléfono 943-255225  Fax 943-272727</text:p>
          </table:table-cell>
          <table:table-cell table:style-name="ce1" table:number-columns-repeated="3"/>
          <table:table-cell table:number-columns-repeated="1019"/>
        </table:table-row>
        <table:table-row table:style-name="ro5">
          <table:table-cell table:style-name="ce1">
            <draw:custom-shape table:end-cell-address="Factura_de_servicio.E14" table:end-x="35.67mm" table:end-y="1.38mm" draw:z-index="2" draw:name="3 Rectángulo redondeado" draw:style-name="gr2" draw:text-style-name="P1" svg:width="180.39mm" svg:height="30.07mm" svg:x="1.94mm" svg:y="5.25mm">
              <text:p/>
    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6" office:value-type="string" calcext:value-type="string">
            <text:p>Facturar a:</text:p>
          </table:table-cell>
          <table:table-cell table:style-name="ce1" table:number-columns-repeated="2"/>
          <table:table-cell table:style-name="ce28"/>
          <table:table-cell table:number-columns-repeated="1019"/>
        </table:table-row>
        <table:table-row table:style-name="ro6">
          <table:table-cell table:style-name="ce1"/>
          <table:table-cell table:style-name="ce7" office:value-type="string" calcext:value-type="string">
            <text:p>José Muñoz Vilaboa</text:p>
          </table:table-cell>
          <table:table-cell table:style-name="ce1"/>
          <table:table-cell table:style-name="ce19" office:value-type="string" calcext:value-type="string">
            <text:p>Por:</text:p>
          </table:table-cell>
          <table:table-cell table:style-name="ce29" office:value-type="string" calcext:value-type="string" table:number-columns-spanned="1" table:number-rows-spanned="4">
            <text:p>Diseño de la página web Tu Chollo</text:p>
          </table:table-cell>
          <table:table-cell table:number-columns-repeated="1019"/>
        </table:table-row>
        <table:table-row table:style-name="ro7">
          <table:table-cell table:style-name="ce1"/>
          <table:table-cell table:style-name="ce7" office:value-type="string" calcext:value-type="string">
            <text:p>Tu Chollo S.A</text:p>
          </table:table-cell>
          <table:table-cell table:style-name="ce1" table:number-columns-repeated="2"/>
          <table:covered-table-cell/>
          <table:table-cell table:number-columns-repeated="1019"/>
        </table:table-row>
        <table:table-row table:style-name="ro7">
          <table:table-cell table:style-name="ce1"/>
          <table:table-cell table:style-name="ce7" office:value-type="string" calcext:value-type="string">
            <text:p>Av. Madrid</text:p>
          </table:table-cell>
          <table:table-cell table:style-name="ce1" table:number-columns-repeated="2"/>
          <table:covered-table-cell/>
          <table:table-cell table:number-columns-repeated="1019"/>
        </table:table-row>
        <table:table-row table:style-name="ro2">
          <table:table-cell table:style-name="ce1"/>
          <table:table-cell table:style-name="ce7" office:value-type="string" calcext:value-type="string">
            <text:p>Donostia 20015</text:p>
          </table:table-cell>
          <table:table-cell table:style-name="ce1" table:number-columns-repeated="2"/>
          <table:covered-table-cell/>
          <table:table-cell table:number-columns-repeated="1019"/>
        </table:table-row>
        <table:table-row table:style-name="ro7">
          <table:table-cell table:style-name="ce1"/>
          <table:table-cell table:style-name="ce7" office:value-type="string" calcext:value-type="string">
            <text:p><text:s/>943-278545</text:p>
          </table:table-cell>
          <table:table-cell table:style-name="ce1" table:number-columns-repeated="3"/>
          <table:table-cell table:number-columns-repeated="1019"/>
        </table:table-row>
        <table:table-row table:style-name="ro8">
          <table:table-cell table:style-name="ce1" table:number-columns-repeated="5"/>
          <table:table-cell table:number-columns-repeated="1019"/>
        </table:table-row>
        <table:table-row table:style-name="ro9">
          <table:table-cell table:style-name="ce2"/>
          <table:table-cell table:style-name="ce8" office:value-type="string" calcext:value-type="string">
            <text:p>Descripción</text:p>
          </table:table-cell>
          <table:table-cell table:style-name="ce13" office:value-type="string" calcext:value-type="string">
            <text:p>Cantidad</text:p>
          </table:table-cell>
          <table:table-cell table:style-name="ce13" office:value-type="string" calcext:value-type="string">
            <text:p>Tasa</text:p>
          </table:table-cell>
          <table:table-cell table:style-name="ce30" office:value-type="string" calcext:value-type="string">
            <text:p>Importe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4" office:value-type="string" calcext:value-type="string">
            <text:p>BASE DE DATOS</text:p>
          </table:table-cell>
          <table:table-cell table:style-name="ce13" table:number-columns-repeated="2"/>
          <table:table-cell table:style-name="ce30"/>
          <table:table-cell table:style-name="ce35" table:number-columns-repeated="1019"/>
        </table:table-row>
        <table:table-row table:style-name="ro9">
          <table:table-cell table:style-name="ce2"/>
          <table:table-cell table:style-name="ce45" office:value-type="string" calcext:value-type="string">
            <text:p>Crear la Base de Datos y testear su funcionamiento.</text:p>
          </table:table-cell>
          <table:table-cell table:style-name="ce14"/>
          <table:table-cell table:style-name="ce20"/>
          <table:table-cell table:style-name="ce31" table:formula="of:=[.C17]*[.D17]" office:value-type="float" office:value="0" calcext:value-type="float">
            <text:p>- <text:s text:c="2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9" office:value-type="string" calcext:value-type="string">
            <text:p>Implatación bbdd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300" calcext:value-type="currency">
            <text:p>300,00 €</text:p>
          </table:table-cell>
          <table:table-cell table:style-name="ce32" table:formula="of:=[.C18]*[.D18]" office:value-type="float" office:value="300" calcext:value-type="float">
            <text:p>30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9"/>
          <table:table-cell table:style-name="ce56"/>
          <table:table-cell table:style-name="ce61"/>
          <table:table-cell table:style-name="ce32" table:formula="of:=[.C19]*[.D19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7" office:value-type="string" calcext:value-type="string">
            <text:p>Apartado Administradores</text:p>
          </table:table-cell>
          <table:table-cell table:style-name="ce56"/>
          <table:table-cell table:style-name="ce61"/>
          <table:table-cell table:style-name="ce32" table:formula="of:=[.C20]*[.D20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8" office:value-type="string" calcext:value-type="string">
            <text:p>Crear el registro, y el loguin para administradores.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400" calcext:value-type="currency">
            <text:p>400,00 €</text:p>
          </table:table-cell>
          <table:table-cell table:style-name="ce32" table:formula="of:=[.C21]*[.D21]" office:value-type="float" office:value="400" calcext:value-type="float">
            <text:p>40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8" office:value-type="string" calcext:value-type="string">
            <text:p>Apartado de Servicios Web (Insetar, eliminar, Actualizar, Listar)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250" calcext:value-type="currency">
            <text:p>250,00 €</text:p>
          </table:table-cell>
          <table:table-cell table:style-name="ce32" table:formula="of:=[.C22]*[.D22]" office:value-type="float" office:value="250" calcext:value-type="float">
            <text:p>25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8" office:value-type="string" calcext:value-type="string">
            <text:p>Apartado de Anuncios (Insetar, eliminar, Actualizar, Listar)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250" calcext:value-type="currency">
            <text:p>250,00 €</text:p>
          </table:table-cell>
          <table:table-cell table:style-name="ce32" table:formula="of:=[.C23]*[.D23]" office:value-type="float" office:value="250" calcext:value-type="float">
            <text:p>25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8" office:value-type="string" calcext:value-type="string">
            <text:p>Apartado de Categoría <text:s/>(Insetar, eliminar, Actualizar, Listar)</text:p>
          </table:table-cell>
          <table:table-cell table:style-name="ce56" office:value-type="float" office:value="1" calcext:value-type="float">
            <text:p>1</text:p>
          </table:table-cell>
          <table:table-cell table:style-name="ce62" office:value-type="currency" office:currency="EUR" office:value="250" calcext:value-type="currency">
            <text:p>250,00 €</text:p>
          </table:table-cell>
          <table:table-cell table:style-name="ce32" table:formula="of:=[.C24]*[.D24]" office:value-type="float" office:value="250" calcext:value-type="float">
            <text:p>25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9"/>
          <table:table-cell table:style-name="ce56"/>
          <table:table-cell table:style-name="ce61"/>
          <table:table-cell table:style-name="ce32" table:formula="of:=[.C25]*[.D25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9" office:value-type="string" calcext:value-type="string">
            <text:p>Apartado Usuario / Navegación web</text:p>
          </table:table-cell>
          <table:table-cell table:style-name="ce56"/>
          <table:table-cell table:style-name="ce61"/>
          <table:table-cell table:style-name="ce32" table:formula="of:=[.C26]*[.D26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50" office:value-type="string" calcext:value-type="string">
            <text:p>Mostar chollos por categoría y mejor precio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375" calcext:value-type="currency">
            <text:p>375,00 €</text:p>
          </table:table-cell>
          <table:table-cell table:style-name="ce32" table:formula="of:=[.C27]*[.D27]" office:value-type="float" office:value="375" calcext:value-type="float">
            <text:p>375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50" office:value-type="string" calcext:value-type="string">
            <text:p>Chollos por categoría descendente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175" calcext:value-type="currency">
            <text:p>175,00 €</text:p>
          </table:table-cell>
          <table:table-cell table:style-name="ce32" office:value-type="float" office:value="175" calcext:value-type="float">
            <text:p>175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50" office:value-type="string" calcext:value-type="string">
            <text:p>Búsqueda de Chollo por criterio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currency" office:currency="EUR" office:value="300" calcext:value-type="currency">
            <text:p>300,00 €</text:p>
          </table:table-cell>
          <table:table-cell table:style-name="ce32" table:formula="of:=[.C29]*[.D29]" office:value-type="float" office:value="300" calcext:value-type="float">
            <text:p>30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9"/>
          <table:table-cell table:style-name="ce56"/>
          <table:table-cell table:style-name="ce61"/>
          <table:table-cell table:style-name="ce32" table:formula="of:=[.C30]*[.D30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47" office:value-type="string" calcext:value-type="string">
            <text:p>Otros</text:p>
          </table:table-cell>
          <table:table-cell table:style-name="ce56" office:value-type="float" office:value="1" calcext:value-type="float">
            <text:p>1</text:p>
          </table:table-cell>
          <table:table-cell table:style-name="ce61"/>
          <table:table-cell table:style-name="ce32" table:formula="of:=[.C31]*[.D31]" office:value-type="float" office:value="0" calcext:value-type="float">
            <text:p><text:s text:c="5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10" office:value-type="string" calcext:value-type="string">
            <text:p>No terminado en plazo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currency" office:currency="EUR" office:value="-200" calcext:value-type="currency">
            <text:p>-200,00 €</text:p>
          </table:table-cell>
          <table:table-cell table:style-name="ce32" table:formula="of:=[.C32]*[.D32]" office:value-type="float" office:value="-200" calcext:value-type="float">
            <text:p>-200,00 <text:s text:c="3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table:style-name="ce10"/>
          <table:table-cell table:style-name="ce57"/>
          <table:table-cell table:style-name="ce63"/>
          <table:table-cell table:style-name="ce32"/>
          <table:table-cell table:style-name="ce35" table:number-columns-repeated="1019"/>
        </table:table-row>
        <table:table-row table:style-name="ro9">
          <table:table-cell table:style-name="ce2"/>
          <table:table-cell table:style-name="ce11"/>
          <table:table-cell table:style-name="ce2"/>
          <table:table-cell table:style-name="ce24" office:value-type="string" office:string-value="Subtotal  " calcext:value-type="string">
            <text:p>Subtotal <text:s text:c="3"/></text:p>
          </table:table-cell>
          <table:table-cell table:style-name="ce33" table:formula="of:=SUM([.E17:.E32])" office:value-type="float" office:value="2100" calcext:value-type="float">
            <text:p>2.100,00 <text:s text:c="2"/></text:p>
          </table:table-cell>
          <table:table-cell table:style-name="ce35" table:number-columns-repeated="1019"/>
        </table:table-row>
        <table:table-row table:style-name="ro9">
          <table:table-cell table:style-name="ce2">
            <draw:custom-shape table:end-cell-address="Factura_de_servicio.C38" table:end-x="17.2mm" table:end-y="6.47mm" draw:z-index="3" draw:name="4 Rectángulo redondeado" draw:style-name="gr3" draw:text-style-name="P1" svg:width="123.72mm" svg:height="27.53mm" svg:x="2.22mm" svg:y="0.01mm">
              <text:p/>
  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11" office:value-type="string" calcext:value-type="string">
            <text:p><text:span text:style-name="T2">Observaciones</text:span> </text:p>
          </table:table-cell>
          <table:table-cell table:style-name="ce2"/>
          <table:table-cell table:style-name="ce24" office:value-type="string" office:string-value="IVA" calcext:value-type="string">
            <text:p>IVA <text:s/></text:p>
          </table:table-cell>
          <table:table-cell table:style-name="ce33" table:formula="of:=[.E34]*21/100" office:value-type="float" office:value="441" calcext:value-type="float">
            <text:p>441,00 <text:s text:c="2"/></text:p>
          </table:table-cell>
          <table:table-cell table:style-name="ce35" table:number-columns-repeated="1019"/>
        </table:table-row>
        <table:table-row table:style-name="ro9">
          <table:table-cell table:style-name="ce2"/>
          <table:table-cell office:value-type="string" calcext:value-type="string" table:number-columns-spanned="2" table:number-rows-spanned="2">
            <text:p>Como lo acordado en el presupuesto, al coste total se le descontaría</text:p>
            <text:p>Un saldo de 200€ si no se entregaba en el plazo acordado. </text:p>
          </table:table-cell>
          <table:covered-table-cell/>
          <table:table-cell table:style-name="ce2" table:number-columns-repeated="2"/>
          <table:table-cell table:style-name="ce35" table:number-columns-repeated="1019"/>
        </table:table-row>
        <table:table-row table:style-name="ro5">
          <table:table-cell table:style-name="ce1"/>
          <table:covered-table-cell table:number-columns-repeated="2"/>
          <table:table-cell table:style-name="ce1" table:number-columns-repeated="2"/>
          <table:table-cell table:number-columns-repeated="1019"/>
        </table:table-row>
        <table:table-row table:style-name="ro5">
          <table:table-cell table:style-name="ce1" table:number-columns-repeated="3"/>
          <table:table-cell table:style-name="ce24" office:value-type="string" office:string-value="Total" calcext:value-type="string">
            <text:p>Total <text:s/></text:p>
          </table:table-cell>
          <table:table-cell table:style-name="ce34" table:formula="of:=[.E34]+[.E35]" office:value-type="float" office:value="2541" calcext:value-type="float">
            <text:p>2.541,00 <text:s text:c="2"/></text:p>
          </table:table-cell>
          <table:table-cell table:number-columns-repeated="1019"/>
        </table:table-row>
        <table:table-row table:style-name="ro2" table:number-rows-repeated="5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12"/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>
            <draw:frame table:end-cell-address="Factura_de_servicio.E46" table:end-x="22.57mm" table:end-y="4mm" draw:z-index="0" draw:name="Text Box 1" draw:style-name="gr4" draw:text-style-name="P3" svg:width="168.44mm" svg:height="4.05mm" svg:x="0.79mm" svg:y="4.46mm">
              <draw:text-box>
                <text:p text:style-name="P2"><text:span text:style-name="T1">GRACIAS POR SU CONFIANZA EN NOSOTROS</text:span></text:p>
              </draw:text-box>
            </draw:frame>
          </table:table-cell>
          <table:table-cell table:style-name="ce1" table:number-columns-repeated="4"/>
          <table:table-cell table:number-columns-repeated="1019"/>
        </table:table-row>
        <table:table-row table:style-name="ro2" table:number-rows-repeated="7">
          <table:table-cell table:style-name="ce1" table:number-columns-repeated="5"/>
          <table:table-cell table:number-columns-repeated="1019"/>
        </table:table-row>
        <table:table-row table:style-name="ro4">
          <table:table-cell table:style-name="ce1"/>
          <table:table-cell table:style-name="Default" office:value-type="string" calcext:value-type="string">
            <text:p>Total a pagar en 15 días. Las cantidades vencidas tendrán un cargo de servicio de un 1% por mes.</text:p>
          </table:table-cell>
          <table:table-cell table:style-name="ce1" table:number-columns-repeated="3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 number:grouping="true"/>
      <number:text>   </number:text>
    </number:number-style>
    <number:number-style style:name="N107">
      <number:text>-</number:text>
      <number:number number:decimal-places="2" loext:min-decimal-places="2" number:min-integer-digits="1" number:grouping="true"/>
      <number:text>   </number:text>
    </number:number-style>
    <number:number-style style:name="N108">
      <number:text>-</number:text>
      <number:number number:decimal-places="0" loext:min-decimal-places="0" number:min-integer-digits="2"/>
      <number:text>   </number:text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9P2" style:volatile="true">
      <number:text>-</number:text>
      <number:number number:decimal-places="0" loext:min-decimal-places="0" number:min-integer-digits="2"/>
      <number:text>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ext-style style:name="N110">
      <number:text-content/>
      <number:text>  </number:text>
    </number:text-style>
    <number:date-style style:name="N111">
      <number:day/>
      <number:text> </number:text>
      <number:month number:style="long" number:textual="true"/>
      <number:text>, </number:text>
      <number:year number:style="long"/>
    </number:date-style>
    <number:date-style style:name="N112P0" style:volatile="true">
      <number:day/>
      <number:text> </number:text>
      <number:month number:style="long" number:textual="true"/>
      <number:text>, 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decimal-places="0" loext:min-decimal-places="0" number:min-integer-digits="2"/>
      <number:text>   </number:text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14P2" style:volatile="true">
      <number:number number:decimal-places="0" loext:min-decimal-places="0" number:min-integer-digits="2"/>
      <number:text>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2" style:volatile="true">
      <loext:fill-character> </loext:fill-character>
      <number:text> </number:text>
      <number:number number:decimal-places="0" loext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2P2" style:volatile="true">
      <number:text>-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es" number:country="E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7.99mm" fo:margin-right="13mm" style:shadow="none" fo:background-color="transparent" style:print-page-order="ttb" style:first-page-number="continue" style:scale-to-pages="1" style:print="charts drawings objects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1:41:20.0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9-02-25T11:41:20.248000000</meta:creation-date>
    <meta:editing-duration>PT16M32S</meta:editing-duration>
    <meta:editing-cycles>3</meta:editing-cycles>
    <dc:title>Factura simple</dc:title>
    <dc:subject>Factura de servicios</dc:subject>
    <dc:description>Modelo de Factura diseñada en un formato básico. Se puede imprimir facturas como un archivo PDF y utilizarlo como factura electrónica.</dc:description>
    <meta:keyword>factura</meta:keyword>
    <meta:keyword>facturas</meta:keyword>
    <meta:keyword>plantillas</meta:keyword>
    <meta:keyword>modelo</meta:keyword>
    <dc:date>2019-02-25T12:07:52.907000000</dc:date>
    <meta:document-statistic meta:table-count="1" meta:cell-count="80" meta:object-count="4"/>
    <meta:user-defined meta:name="License">&lt;a href="http://templates.services.openoffice.org/bsd-license"&gt;BSD&lt;/a&gt;</meta:user-defined>
    <meta:user-defined meta:name="Version">1.0.0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.E.G.A." VL:creator="" dc:date-time="2013-04-25T11:52:01"/>
</VL:version-list>
</file>